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jecución simple de contenedores</text:p>
      <text:p text:style-name="Standard"/>
      <text:p text:style-name="Standard">En este apartado vamos a crear un contenedor especificando el comando que debe ejecutar a partir de la imagen `ubuntu`.</text:p>
      <text:p text:style-name="Standard">En este caso vamos a descargar primero la imagen del registro público Docker Hub, y a continuación crearemos el contenedor.</text:p>
      <text:p text:style-name="Standard"/>
      <text:p text:style-name="Standard">Para descargar una imagen de Docker Hub, ejecutamos el comando `docker pull`:</text:p>
      <text:p text:style-name="Standard"/>
      <text:p text:style-name="Standard">```bash</text:p>
      <text:p text:style-name="Standard">$ docker pull ubuntu</text:p>
      <text:p text:style-name="Standard">Using default tag: latest</text:p>
      <text:p text:style-name="Standard">latest: Pulling from library/ubuntu</text:p>
      <text:p text:style-name="Standard">29202e855b20: Pull complete </text:p>
      <text:p text:style-name="Standard">Digest: sha256:e6173d4dc55e76b87c4af8db8821b1feae4146dd47341e4d431118c7dd060a74</text:p>
      <text:p text:style-name="Standard">Status: Downloaded newer image for ubuntu:latest</text:p>
      <text:p text:style-name="Standard">docker.io/library/ubuntu:latest</text:p>
      <text:p text:style-name="Standard">```</text:p>
      <text:p text:style-name="Standard"/>
      <text:p text:style-name="Standard">A continuación, creamos y ejecutamos un nuevo contenedor indicando el comando que va a ejecutar:</text:p>
      <text:p text:style-name="Standard"/>
      <text:p text:style-name="Standard">```bash</text:p>
      <text:p text:style-name="Standard">$ docker run ubuntu echo 'Hello world' </text:p>
      <text:p text:style-name="Standard">Hello world</text:p>
      <text:p text:style-name="Standard">```</text:p>
      <text:p text:style-name="Standard"/>
      <text:p text:style-name="Standard">Comprobamos que el contenedor ha ejecutado el comando que hemos indicado y se ha parado:</text:p>
      <text:p text:style-name="Standard"/>
      <text:p text:style-name="Standard">```bash</text:p>
      <text:p text:style-name="Standard">$ docker ps -a</text:p>
      <text:p text:style-name="Standard">CONTAINER ID <text:s text:c="7"/>IMAGE <text:s text:c="13"/>COMMAND <text:s text:c="17"/>CREATED <text:s text:c="14"/>STATUS <text:s text:c="21"/>PORTS <text:s text:c="14"/>NAMES</text:p>
      <text:p text:style-name="Standard">3bbf39d0ec26 <text:s text:c="7"/>ubuntu <text:s text:c="12"/>"echo 'Hello wo…" <text:s text:c="7"/>31 seconds ago <text:s text:c="7"/>Exited (0) 29 seconds ago <text:s text:c="22"/>wizardly_edison</text:p>
      <text:p text:style-name="Standard">```</text:p>
      <text:p text:style-name="Standard"/>
      <text:p text:style-name="Standard">Los contenedores que hemos creado se nombran de manera aleatoria. Podemos cambiar el nombre de cualquier contenedor usando el comando `docker rename`:</text:p>
      <text:p text:style-name="Standard"/>
      <text:p text:style-name="Standard">```bash</text:p>
      <text:p text:style-name="Standard">$ docker rename wizardly_edison contenedor_ubuntu</text:p>
      <text:p text:style-name="Standard">```</text:p>
      <text:p text:style-name="Standard"/>
      <text:p text:style-name="Standard">Y comprobamos que el nombre ha cambiado:</text:p>
      <text:p text:style-name="Standard"/>
      <text:p text:style-name="Standard">```bash</text:p>
      <text:p text:style-name="Standard">$ docker ps -a</text:p>
      <text:p text:style-name="Standard">CONTAINER ID <text:s text:c="2"/>IMAGE <text:s text:c="4"/>COMMAND <text:s text:c="15"/>CREATED <text:s text:c="8"/>STATUS <text:s text:c="20"/>PORTS <text:s text:c="4"/>NAMES</text:p>
      <text:p text:style-name="Standard">5bd9366588ef <text:s text:c="2"/>ubuntu <text:s text:c="3"/>"echo 'Hello world'" <text:s text:c="2"/>6 minutes ago <text:s text:c="2"/>Exited (0) 5 minutes ago <text:s text:c="12"/>contenedor_ubuntu</text:p>
      <text:p text:style-name="Standard"><text:soft-page-break/>```</text:p>
      <text:p text:style-name="Standard"/>
      <text:p text:style-name="Standard">## Visualizando las imágenes de nuestro registro local</text:p>
      <text:p text:style-name="Standard"/>
      <text:p text:style-name="Standard">Con el comando `docker images` (también se puede usar `docker image ls`, `docker image list`) podemos visualizar las imágenes que ya tenemos descargadas en nuestro registro local:</text:p>
      <text:p text:style-name="Standard"/>
      <text:p text:style-name="Standard">```bash</text:p>
      <text:p text:style-name="Standard">$ docker images</text:p>
      <text:p text:style-name="Standard">REPOSITORY <text:s text:c="3"/>TAG <text:s text:c="6"/>IMAGE ID <text:s text:c="6"/>CREATED <text:s text:c="7"/>SIZE</text:p>
      <text:p text:style-name="Standard">ubuntu <text:s text:c="7"/>latest <text:s text:c="3"/>e34e831650c1 <text:s text:c="2"/>11 days ago <text:s text:c="3"/>77.9MB</text:p>
      <text:p text:style-name="Standard">hello-world <text:s text:c="2"/>latest <text:s text:c="3"/>d2c94e258dcb <text:s text:c="2"/>8 months ago <text:s text:c="2"/>13.3kB</text:p>
      <text:p text:style-name="Standard">```</text:p>
      <text:p text:style-name="Standard"/>
      <text:p text:style-name="Standard">## ¿Qué ocurre cuando creamos un contenedor?</text:p>
      <text:p text:style-name="Standard"/>
      <text:p text:style-name="Standard">Para terminar podemos ver las distintas etapas por las que pasa la creación de un contenedor ejecutando `docker events`. Para ello en una terminal ejecutamos el comando:</text:p>
      <text:p text:style-name="Standard"/>
      <text:p text:style-name="Standard">```bash</text:p>
      <text:p text:style-name="Standard">$ docker events</text:p>
      <text:p text:style-name="Standard">```</text:p>
      <text:p text:style-name="Standard"/>
      <text:p text:style-name="Standard">Y en otro terminal ejecutamos un contenedor:</text:p>
      <text:p text:style-name="Standard"/>
      <text:p text:style-name="Standard">```bash</text:p>
      <text:p text:style-name="Standard">$ docker run ubuntu echo 'Hello world' </text:p>
      <text:p text:style-name="Standard">```</text:p>
      <text:p text:style-name="Standard"/>
      <text:p text:style-name="Standard">En el primer terminal veremos las operaciones que se han dio produciendo:</text:p>
      <text:p text:style-name="Standard"/>
      <text:p text:style-name="Standard">```</text:p>
      <text:p text:style-name="Standard">2024-01-22T21:08:37.947946863+01:00 container create 6167a0dbc036143fcd9d3b2783f6d507fbd72900622f8929a5424dee9264e9f5 (image=ubuntu, name=loving_jennings, org.opencontainers.image.ref.name=ubuntu, org.opencontainers.image.version=22.04)</text:p>
      <text:p text:style-name="Standard">2024-01-22T21:08:37.953203114+01:00 container attach 6167a0dbc036143fcd9d3b2783f6d507fbd72900622f8929a5424dee9264e9f5 (image=ubuntu, name=loving_jennings, org.opencontainers.image.ref.name=ubuntu, org.opencontainers.image.version=22.04)</text:p>
      <text:p text:style-name="Standard">2024-01-22T21:08:38.310303971+01:00 network connect 7e6404027e1ec38230c4dc35f40079c6f6366cd61d73a472517e39f598cebab1 (container=6167a0dbc036143fcd9d3b2783f6d507fbd72900622f8929a5424dee9264e9f5, name=bridge, type=bridge)</text:p>
      <text:p text:style-name="Standard">2024-01-22T21:08:38.966836361+01:00 container start 6167a0dbc036143fcd9d3b2783f6d507fbd72900622f8929a5424dee9264e9f5 (image=ubuntu, name=loving_jennings, org.opencontainers.image.ref.name=ubuntu, org.opencontainers.image.version=22.04)</text:p>
      <text:p text:style-name="Standard">2024-01-22T21:08:39.392255443+01:00 network disconnect 7e6404027e1ec38230c4dc35f40079c6f6366cd61d73a472517e39f598cebab1 (container=6167a0dbc036143fcd9d3b2783f6d507fbd72900622f8929a5424dee9264e9f5, name=bridge, type=bridge)</text:p>
      <text:p text:style-name="Standard"><text:soft-page-break/>2024-01-22T21:08:40.227050098+01:00 container die 6167a0dbc036143fcd9d3b2783f6d507fbd72900622f8929a5424dee9264e9f5 (execDuration=0, exitCode=0, image=ubuntu, name=loving_jennings, org.opencontainers.image.ref.name=ubuntu, org.opencontainers.image.version=22.04)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45:54.917000000</meta:creation-date>
    <dc:date>2024-06-18T13:45:58.887000000</dc:date>
    <meta:editing-duration>PT4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60" meta:word-count="393" meta:character-count="3937" meta:non-whitespace-character-count="3340"/>
  </office:meta>
</office:document-meta>
</file>